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345d" officeooo:paragraph-rsid="000e345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345d" officeooo:paragraph-rsid="000e345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0e345d" officeooo:paragraph-rsid="00101a7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101a70" officeooo:paragraph-rsid="00101a7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font-size="12pt" fo:letter-spacing="normal" officeooo:rsid="00117d23" officeooo:paragraph-rsid="00117d2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d5bba" officeooo:paragraph-rsid="00101a70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01a70"/>
    </style:style>
    <style:style style:name="T1" style:family="text">
      <style:text-properties officeooo:rsid="00205724"/>
    </style:style>
    <style:style style:name="T2" style:family="text">
      <style:text-properties officeooo:rsid="001d5bba"/>
    </style:style>
    <style:style style:name="T3" style:family="text">
      <style:text-properties officeooo:rsid="001178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ection</text:p>
      <text:p text:style-name="P2"/>
      <text:p text:style-name="P6">╚ <text:span text:style-name="T1">Détails de l’inspection :</text:span></text:p>
      <text:p text:style-name="P7"><text:span text:style-name="T2"><text:s text:c="30"/></text:span>╚ <text:span text:style-name="T1">Outils de contrôle mis à disposition (tampons, cales, etc.)</text:span></text:p>
      <text:p text:style-name="P7"><text:s text:c="30"/>╚ <text:span text:style-name="T1">Vérifications périodiques</text:span></text:p>
      <text:p text:style-name="P7"><text:s text:c="30"/>╚ <text:span text:style-name="T1">Utilisation</text:span></text:p>
      <text:p text:style-name="P7">╚ <text:span text:style-name="T1">Trouver une anomalie </text:span></text:p>
      <text:p text:style-name="P7"><text:s text:c="30"/>╚ <text:span text:style-name="T1">Remplir des documents</text:span></text:p>
      <text:p text:style-name="P7"><text:s text:c="30"/>╚ <text:span text:style-name="T1">A qui donner les documents ?</text:span></text:p>
      <text:p text:style-name="P7"><text:s text:c="30"/>╚ <text:span text:style-name="T1">Solution de réparation</text:span></text:p>
      <text:p text:style-name="P7"><text:s text:c="30"/>╚ <text:span text:style-name="T1">Réparation à faire</text:span></text:p>
      <text:p text:style-name="P7"><text:s text:c="30"/>╚ <text:span text:style-name="T1">Contrôle de la réparation</text:span></text:p>
      <text:p text:style-name="P3"><text:s text:c="30"/>╚ <text:span text:style-name="T1">Documents à remplir</text:span></text:p>
      <text:p text:style-name="P3"/>
      <text:p text:style-name="P4">Pour vérifier la conformité de mon travail, j’ai à ma disposition :</text:p>
      <text:p text:style-name="P4"/>
      <text:p text:style-name="P4">- contrôle visuel / tactile</text:p>
      <text:p text:style-name="P4">- des tampons de contrôle</text:p>
      <text:p text:style-name="P4">- <text:span text:style-name="T3">des comparateurs à bille</text:span></text:p>
      <text:p text:style-name="P4">- <text:span text:style-name="T3">des cales paillettes</text:span></text:p>
      <text:p text:style-name="P5">- des fourchettes de contrôle Hi-Lite (Touch Go / Touch No Go)</text:p>
      <text:p text:style-name="P5">- des fourchettes de contrôle Lockbolt LGP (Touch Go / Touch No Go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2:55:39.809977426</meta:creation-date>
    <meta:generator>LibreOffice/5.3.1.2$Linux_X86_64 LibreOffice_project/30m0$Build-2</meta:generator>
    <dc:date>2017-11-01T00:13:05.210486933</dc:date>
    <meta:editing-duration>PT8M20S</meta:editing-duration>
    <meta:editing-cycles>4</meta:editing-cycles>
    <meta:document-statistic meta:table-count="0" meta:image-count="0" meta:object-count="0" meta:page-count="1" meta:paragraph-count="19" meta:word-count="109" meta:character-count="872" meta:non-whitespace-character-count="511"/>
  </office:meta>
</office:document-meta>
</file>